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int.setCoordinates( double [ ] coordina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int.getLongit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.getCoordin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.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.getLatit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.setLatitude( double latit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.setLongitude( double longit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